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C800000106E283C472D0143AD2.jpg" manifest:media-type="image/jpe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venir Next" svg:font-family="'Avenir Next'" style:font-pitch="variable"/>
    <style:font-face style:name="Savoye LET" svg:font-family="'Savoye LE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IBM Plex Sans" svg:font-family="'IBM Plex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0.8cm" fo:min-width="3.496cm" fo:padding-top="0.108cm" fo:padding-bottom="0.108cm" fo:padding-left="0.233cm" fo:padding-right="0.2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0cm"/>
    </style:style>
    <style:style style:name="gr4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0.8cm" fo:min-width="3.928cm" fo:padding-top="0.108cm" fo:padding-bottom="0.108cm" fo:padding-left="0.233cm" fo:padding-right="0.233cm"/>
    </style:style>
    <style:style style:name="gr5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0.8cm" fo:min-width="2.404cm" fo:padding-top="0.108cm" fo:padding-bottom="0.108cm" fo:padding-left="0.233cm" fo:padding-right="0.233cm"/>
    </style:style>
    <style:style style:name="gr6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0.8cm" fo:min-width="4.614cm" fo:padding-top="0.108cm" fo:padding-bottom="0.108cm" fo:padding-left="0.233cm" fo:padding-right="0.2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7cm" fo:min-width="0cm"/>
    </style:style>
    <style:style style:name="gr8" style:family="graphic" style:parent-style-name="objectwithoutfill">
      <style:graphic-properties svg:stroke-width="0.025cm" svg:stroke-color="#000000" draw:marker-start-width="0.202cm" draw:marker-end="Arrow_20_concave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>
      <style:graphic-properties style:protect="size"/>
    </style:style>
    <style:style style:name="pr1" style:family="presentation" style:parent-style-name="MyIBM-notes">
      <style:graphic-properties draw:fill-color="#ffffff" fo:min-height="11.171cm"/>
    </style:style>
    <style:style style:name="P1" style:family="paragraph">
      <loext:graphic-properties draw:fill="solid" draw:fill-color="#fde876"/>
      <style:paragraph-properties fo:text-align="center"/>
    </style:style>
    <style:style style:name="P2" style:family="paragraph">
      <style:text-properties style:font-name="Savoye LET"/>
    </style:style>
    <style:style style:name="P3" style:family="paragraph">
      <loext:graphic-properties draw:fill="none" draw:fill-color="#ffffff"/>
      <style:text-properties style:font-name="Savoye LE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style:font-name="IBM Plex Sans" fo:font-size="16pt" style:font-size-asian="16pt" style:font-size-complex="16pt"/>
    </style:style>
    <style:style style:name="P6" style:family="paragraph">
      <loext:graphic-properties draw:fill="solid" draw:fill-color="#c8f08f"/>
      <style:paragraph-properties fo:text-align="center"/>
    </style:style>
    <style:style style:name="P7" style:family="paragraph">
      <loext:graphic-properties draw:fill="solid" draw:fill-color="#eed2ff"/>
      <style:paragraph-properties fo:text-align="center"/>
    </style:style>
    <style:style style:name="P8" style:family="paragraph">
      <loext:graphic-properties draw:fill="solid" draw:fill-color="#c0e6ff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T1" style:family="text">
      <style:text-properties style:font-name="Savoye LET" fo:font-size="32pt" style:font-size-asian="32pt" style:font-size-complex="32pt"/>
    </style:style>
    <style:style style:name="T2" style:family="text">
      <style:text-properties style:font-name="IBM Plex Sans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" presentation:presentation-page-layout-name="AL1T1" presentation:use-date-time-name="dtd1">
        <office:forms form:automatic-focus="false" form:apply-design-mode="false"/>
        <draw:g>
          <draw:custom-shape draw:style-name="gr1" draw:text-style-name="P1" xml:id="id1" draw:id="id1" draw:layer="layout" svg:width="3.962cm" svg:height="1.016cm" svg:x="3.626cm" svg:y="8.47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065cm" svg:height="1.604cm" svg:x="5.024cm" svg:y="8.068cm">
            <draw:text-box>
              <text:p text:style-name="P2"><text:span text:style-name="T1">E</text:span></text:p>
            </draw:text-box>
          </draw:frame>
          <draw:frame draw:style-name="gr3" draw:text-style-name="P5" draw:layer="layout" svg:width="3.089cm" svg:height="0.927cm" svg:x="4.28cm" svg:y="9.341cm">
            <draw:text-box>
              <text:p text:style-name="P4"><text:span text:style-name="T2">1562 mn</text:span></text:p>
            </draw:text-box>
          </draw:frame>
          <draw:custom-shape draw:style-name="gr4" draw:text-style-name="P6" xml:id="id3" draw:id="id3" draw:layer="layout" svg:width="4.394cm" svg:height="1.016cm" svg:x="4.064cm" svg:y="10.86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035cm" svg:height="1.604cm" svg:x="5.764cm" svg:y="10.359cm">
            <draw:text-box>
              <text:p text:style-name="P2"><text:span text:style-name="T1">m</text:span></text:p>
            </draw:text-box>
          </draw:frame>
          <draw:frame draw:style-name="gr3" draw:text-style-name="P5" draw:layer="layout" svg:width="3.089cm" svg:height="0.927cm" svg:x="4.673cm" svg:y="11.773cm">
            <draw:text-box>
              <text:p text:style-name="P4"><text:span text:style-name="T2">1725 mn</text:span></text:p>
            </draw:text-box>
          </draw:frame>
          <draw:custom-shape draw:style-name="gr5" draw:text-style-name="P7" xml:id="id5" draw:id="id5" draw:layer="layout" svg:width="2.87cm" svg:height="1.016cm" svg:x="5.353cm" svg:y="15.2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87cm" svg:height="1.604cm" svg:x="6.353cm" svg:y="14.732cm">
            <draw:text-box>
              <text:p text:style-name="P2"><text:span text:style-name="T1">a</text:span></text:p>
            </draw:text-box>
          </draw:frame>
          <draw:frame draw:style-name="gr3" draw:text-style-name="P5" draw:layer="layout" svg:width="3.089cm" svg:height="0.927cm" svg:x="5.334cm" svg:y="16.132cm">
            <draw:text-box>
              <text:p text:style-name="P4"><text:span text:style-name="T2">1126 mn</text:span></text:p>
            </draw:text-box>
          </draw:frame>
          <draw:custom-shape draw:style-name="gr4" draw:text-style-name="P6" xml:id="id4" draw:id="id4" draw:layer="layout" svg:width="4.394cm" svg:height="1.016cm" svg:x="3.226cm" svg:y="13.15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035cm" svg:height="1.604cm" svg:x="4.926cm" svg:y="12.645cm">
            <draw:text-box>
              <text:p text:style-name="P2"><text:span text:style-name="T1">m</text:span></text:p>
            </draw:text-box>
          </draw:frame>
          <draw:frame draw:style-name="gr3" draw:text-style-name="P5" draw:layer="layout" svg:width="3.089cm" svg:height="0.927cm" svg:x="3.835cm" svg:y="14.059cm">
            <draw:text-box>
              <text:p text:style-name="P4"><text:span text:style-name="T2">1725 mn</text:span></text:p>
            </draw:text-box>
          </draw:frame>
          <draw:custom-shape draw:style-name="gr6" draw:text-style-name="P8" xml:id="id2" draw:id="id2" draw:layer="layout" svg:width="5.08cm" svg:height="1.016cm" svg:x="10.77cm" svg:y="11.87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072cm" svg:height="2.957cm" svg:x="11.968cm" svg:y="11.47cm">
            <draw:text-box>
              <text:p text:style-name="P2"><text:span text:style-name="T1">Emma</text:span></text:p>
            </draw:text-box>
          </draw:frame>
          <draw:frame draw:style-name="gr3" draw:text-style-name="P5" draw:layer="layout" svg:width="3.089cm" svg:height="0.927cm" svg:x="11.924cm" svg:y="12.743cm">
            <draw:text-box>
              <text:p text:style-name="P4"><text:span text:style-name="T2">500x4 mn</text:span></text:p>
            </draw:text-box>
          </draw:frame>
          <draw:connector draw:style-name="gr8" draw:text-style-name="P9" draw:layer="layout" draw:type="line" svg:x1="7.588cm" svg:y1="8.984cm" svg:x2="10.77cm" svg:y2="12.386cm" draw:start-shape="id1" draw:start-glue-point="1" draw:end-shape="id2" draw:end-glue-point="3" svg:d="M7588 8984l3182 3402" svg:viewBox="0 0 3183 3403">
            <text:p/>
          </draw:connector>
          <draw:connector draw:style-name="gr8" draw:text-style-name="P9" draw:layer="layout" draw:type="line" svg:x1="8.458cm" svg:y1="11.375cm" svg:x2="10.77cm" svg:y2="12.386cm" draw:start-shape="id3" draw:start-glue-point="1" draw:end-shape="id2" draw:end-glue-point="3" svg:d="M8458 11375l2312 1011" svg:viewBox="0 0 2313 1012">
            <text:p/>
          </draw:connector>
          <draw:connector draw:style-name="gr8" draw:text-style-name="P9" draw:layer="layout" draw:type="line" svg:x1="7.62cm" svg:y1="13.661cm" svg:x2="10.77cm" svg:y2="12.386cm" draw:start-shape="id4" draw:start-glue-point="1" draw:end-shape="id2" draw:end-glue-point="3" svg:d="M7620 13661l3150-1275" svg:viewBox="0 0 3151 1276">
            <text:p/>
          </draw:connector>
          <draw:connector draw:style-name="gr8" draw:text-style-name="P9" draw:layer="layout" draw:type="line" svg:x1="8.223cm" svg:y1="15.748cm" svg:x2="10.77cm" svg:y2="12.386cm" draw:start-shape="id5" draw:start-glue-point="1" draw:end-shape="id2" draw:end-glue-point="3" svg:d="M8223 15748l2547-3362" svg:viewBox="0 0 2548 3363">
            <text:p/>
          </draw:connector>
        </draw:g>
        <presentation:notes draw:style-name="dp2" presentation:use-date-time-name="dtd1">
          <draw:page-thumbnail draw:style-name="gr9" draw:layer="layout" svg:width="12.7cm" svg:height="9.526cm" svg:x="3.175cm" svg:y="1.904cm" draw:page-number="1" presentation:class="page"/>
          <draw:frame presentation:style-name="pr1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venir Next" svg:font-family="'Avenir Next'" style:font-pitch="variable"/>
    <style:font-face style:name="Savoye LET" svg:font-family="'Savoye LE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IBM Plex Sans" svg:font-family="'IBM Plex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3.823cm" text:min-label-width="0.635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solid" draw:fill-color="#ffffff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6pt" fo:font-style="normal" fo:text-shadow="none" style:text-underline-style="none" fo:font-weight="normal" fo:background-color="transparent" style:font-name-asian="Tahoma" style:font-family-asian="Tahoma" style:font-family-generic-asian="swiss" style:font-pitch-asian="variable" style:font-size-asian="26pt" style:font-style-asian="normal" style:font-weight-asian="normal" style:font-name-complex="Tahoma" style:font-family-complex="Tahoma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outline1">
      <style:graphic-properties fo:min-height="14.472cm"/>
    </style:style>
    <style:style style:name="Mpr2" style:family="presentation" style:parent-style-name="MyIBM-title">
      <style:graphic-properties draw:auto-grow-height="false" fo:min-height="3.181cm"/>
    </style:style>
    <style:style style:name="Mpr3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_5f_Title-backgroundobjects">
      <style:graphic-properties draw:stroke="none" draw:fill-color="#4178be" draw:textarea-horizontal-align="justify" draw:textarea-vertical-align="middle" draw:auto-grow-height="false" fo:min-height="6.648cm" fo:min-width="24.174cm" draw:shadow="visible"/>
    </style:style>
    <style:style style:name="Mpr6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7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8" style:family="presentation" style:parent-style-name="MyIBM_5f_Title-backgroundobjects">
      <style:graphic-properties draw:stroke="none" draw:fill-color="#5596e6" draw:textarea-horizontal-align="justify" draw:textarea-vertical-align="middle" draw:auto-grow-height="false" fo:min-height="0.502cm" fo:min-width="7.99cm"/>
    </style:style>
    <style:style style:name="Mpr9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-color="#4178be"/>
      <style:paragraph-properties fo:text-align="center"/>
    </style:style>
    <style:style style:name="MP7" style:family="paragraph">
      <loext:graphic-properties draw:fill="none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1" style:family="paragraph">
      <loext:graphic-properties draw:fill-color="#5596e6"/>
      <style:paragraph-properties fo:text-align="center"/>
      <style:text-properties fo:color="#ffffff" style:font-name="Avenir Next" fo:font-size="8pt" style:font-size-asian="8pt" style:font-size-complex="8pt"/>
    </style:style>
    <style:style style:name="MP12" style:family="paragraph">
      <style:paragraph-properties fo:margin-left="0cm" fo:margin-right="0cm" fo:text-indent="0cm" style:punctuation-wrap="simple" style:line-break="strict" style:writing-mode="lr-tb"/>
    </style:style>
    <style:style style:name="MP13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style:font-name="Avenir Next" fo:font-size="8pt" style:font-size-asian="8pt" style:font-size-complex="8pt"/>
    </style:style>
    <style:style style:name="MT4" style:family="text">
      <style:text-properties fo:color="#ffffff" style:font-name="Avenir Next" fo:font-size="8pt" style:font-name-asian="Tahoma" style:font-size-asian="8pt" style:font-name-complex="Tahoma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3.823cm" text:min-label-width="0.635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8-10-11">11 octobre 2018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pr1" draw:layer="backgroundobjects" svg:width="24.13cm" svg:height="14.732cm" svg:x="0.50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25.4cm" svg:height="2.032cm" svg:x="0cm" svg:y="0cm" presentation:class="title">
        <draw:text-box>
          <text:p>Click to edit the title text format</text:p>
        </draw:text-box>
      </draw:frame>
      <presentation:notes style:page-layout-name="PM2">
        <draw:frame presentation:style-name="Mpr3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3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custom-shape presentation:style-name="Mpr5" draw:text-style-name="MP6" draw:layer="backgroundobjects" svg:width="24.892cm" svg:height="7.366cm" svg:x="0.254cm" svg:y="5.0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frame draw:style-name="Mgr4" draw:text-style-name="MP7" draw:layer="backgroundobjects" svg:width="4.597cm" svg:height="1.676cm" svg:x="19.558cm" svg:y="1.016cm">
        <draw:image xlink:href="Pictures/10000000000002C800000106E283C472D0143AD2.jpg" xlink:type="simple" xlink:show="embed" xlink:actuate="onLoad">
          <text:p/>
        </draw:image>
      </draw:frame>
      <draw:custom-shape presentation:style-name="Mpr6" draw:text-style-name="MP9" draw:layer="backgroundobjects" svg:width="8.382cm" svg:height="0.762cm" svg:x="0cm" svg:y="18.288cm">
        <text:p text:style-name="MP8"><text:span text:style-name="MT3">Jul. 19, <text:s/>2017</text:span></text:p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8.602cm" svg:height="0.762cm" svg:x="8.382cm" svg:y="18.288cm">
        <text:p text:style-name="MP8"><text:span text:style-name="MT3">ICAPS 2017 Tutorial</text:span></text:p>
        <draw:enhanced-geometry svg:viewBox="0 0 21600 21600" draw:type="rectangle" draw:enhanced-path="M 0 0 L 21600 0 21600 21600 0 21600 0 0 Z N"/>
      </draw:custom-shape>
      <draw:custom-shape presentation:style-name="Mpr8" draw:text-style-name="MP11" draw:layer="backgroundobjects" svg:width="8.49cm" svg:height="0.762cm" svg:x="16.91cm" svg:y="18.288cm">
        <text:p text:style-name="MP8"><text:span text:style-name="MT4">© </text:span><text:span text:style-name="MT3">2017 IBM Corporation</text:span></text:p>
        <draw:enhanced-geometry svg:viewBox="0 0 21600 21600" draw:type="rectangle" draw:enhanced-path="M 0 0 L 21600 0 21600 21600 0 21600 0 0 Z N"/>
      </draw:custom-shape>
      <presentation:notes style:page-layout-name="PM2">
        <draw:frame presentation:style-name="Mpr9" draw:text-style-name="MP13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presentation:style-name="Mpr9" draw:text-style-name="MP15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4"><text:span text:style-name="MT2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3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presentation:style-name="Mpr10" draw:text-style-name="MP15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</dc:title>
    <meta:creation-date>2018-10-11T14:06:21.943064234</meta:creation-date>
    <meta:editing-cycles>5</meta:editing-cycles>
    <meta:editing-duration>PT18M30S</meta:editing-duration>
    <meta:generator>LibreOffice/6.0.4.2$MacOSX_X86_64 LibreOffice_project/9b0d9b32d5dcda91d2f1a96dc04c645c450872bf</meta:generator>
    <meta:initial-creator>Philippe Laborie</meta:initial-creator>
    <dc:date>2018-10-11T17:07:15.953741601</dc:date>
    <dc:creator>Philippe Laborie</dc:creator>
    <meta:document-statistic meta:object-count="55"/>
  </office:meta>
</office:document-meta>
</file>